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0a553"/>
    </style:style>
    <style:style style:name="P2" style:family="paragraph" style:parent-style-name="Footer">
      <style:text-properties officeooo:rsid="0000a553" officeooo:paragraph-rsid="0000a553"/>
    </style:style>
    <style:style style:name="P3" style:family="paragraph" style:parent-style-name="Text_20_body">
      <style:text-properties style:text-underline-style="solid" style:text-underline-width="auto" style:text-underline-color="font-color" officeooo:rsid="0000a553" officeooo:paragraph-rsid="0000a553"/>
    </style:style>
    <style:style style:name="P4" style:family="paragraph" style:parent-style-name="Text_20_body">
      <style:text-properties style:text-underline-style="none" officeooo:rsid="0000a553" officeooo:paragraph-rsid="0000a553"/>
    </style:style>
    <style:style style:name="P5" style:family="paragraph" style:parent-style-name="Header">
      <style:text-properties officeooo:rsid="0000a553" officeooo:paragraph-rsid="0000a553"/>
    </style:style>
    <style:style style:name="T1" style:family="text">
      <style:text-properties officeooo:rsid="0000a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BORATOIRE NO. 4 : ANNEXE</text:h>
      <text:h text:style-name="P1" text:outline-level="3"><text:span text:style-name="T1">Test de le classe Collection avec différents types de conteneurs de la STL</text:span></text:h>
      <text:p text:style-name="P3">Set</text:p>
      <text:p text:style-name="P4">Le nombre de paramètres génériques étant de 3, ce conteneur n’est pas compatible avec la classe Collection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a553" officeooo:paragraph-rsid="0000a553"/>
    </style:style>
    <style:style style:name="MP2" style:family="paragraph" style:parent-style-name="Footer">
      <style:text-properties officeooo:rsid="0000a553" officeooo:paragraph-rsid="0000a55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2<text:tab/><text:tab/>Sacha Perdrizat</text:p>
        <text:p text:style-name="MP1">Le 08.04.2019<text:tab/><text:tab/>Thibaud Franchetti</text:p>
      </style:header>
      <style:footer>
        <text:p text:style-name="MP2">Annexe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04-14T15:12:31.591735942</dc:date>
    <meta:editing-duration>PT12M55S</meta:editing-duration>
    <meta:editing-cycles>1</meta:editing-cycles>
    <meta:document-statistic meta:table-count="0" meta:image-count="0" meta:object-count="0" meta:page-count="1" meta:paragraph-count="7" meta:word-count="45" meta:character-count="274" meta:non-whitespace-character-count="232"/>
  </office:meta>
</office:document-meta>
</file>